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  <style:font-face style:name="굴림체" svg:font-family="굴림체"/>
    <style:font-face style:name="Arial" svg:font-family="Arial"/>
    <style:font-face style:name="나눔고딕" svg:font-family="나눔고딕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8DB4E2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8DB4E2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DB4E2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8DB4E2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11" style:family="table-cell" style:parent-style-name="Default" style:data-style-name="N48">
      <style:table-cell-properties fo:border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12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15" style:family="table-cell" style:parent-style-name="Default" style:data-style-name="N0">
      <style:text-properties style:font-name="나눔고딕" style:font-name-asian="나눔고딕" style:font-name-complex="나눔고딕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FFF00"/>
      <style:text-properties style:font-name="나눔고딕" style:font-name-asian="나눔고딕" style:font-name-complex="나눔고딕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19" style:family="table-cell" style:parent-style-name="Default" style:data-style-name="N19">
      <style:table-cell-properties fo:border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20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21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22" style:family="table-cell" style:parent-style-name="Default" style:data-style-name="N49">
      <style:table-cell-properties fo:border="thin solid #000000" style:vertical-align="middle" fo:background-color="#FFFF00" style:cell-protect="none" style:repeat-content="false"/>
      <style:paragraph-properties fo:text-align="center"/>
      <style:text-properties fo:color="#000000" style:font-name="나눔고딕" style:font-name-asian="나눔고딕" style:font-name-complex="나눔고딕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style:font-name="나눔고딕" style:font-name-asian="나눔고딕" style:font-name-complex="나눔고딕"/>
    </style:style>
    <style:style style:name="ce25" style:family="table-cell" style:parent-style-name="Default" style:data-style-name="N0">
      <style:table-cell-properties fo:border="thin solid #000000" style:vertical-align="middle" fo:background-color="#FFFF00" style:cell-protect="none" style:repeat-content="false"/>
      <style:paragraph-properties fo:text-align="center"/>
      <style:text-properties style:font-name="나눔고딕" style:font-name-asian="나눔고딕" style:font-name-complex="나눔고딕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2.98979166666667cm" style:use-optimal-column-width="true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0.793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8년_중소기업취업청년소득세감면_대상자_확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2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2">
            <text:p>성명</text:p>
          </table:table-cell>
          <table:table-cell office:value-type="string" table:style-name="ce2">
            <text:p>주민번호</text:p>
            <text:p>앞자리</text:p>
          </table:table-cell>
          <table:table-cell office:value-type="string" table:style-name="ce3">
            <text:p>생년월일</text:p>
          </table:table-cell>
          <table:table-cell office:value-type="string" table:style-name="ce4">
            <text:p>입사일</text:p>
            <text:p>(YYYY-MM-DD)</text:p>
          </table:table-cell>
          <table:table-cell office:value-type="string" table:style-name="ce4">
            <text:p>군입대</text:p>
            <text:p>(YYYY-MM-DD)</text:p>
          </table:table-cell>
          <table:table-cell office:value-type="string" table:style-name="ce4">
            <text:p>군제대</text:p>
            <text:p>(YYYY-MM-DD)</text:p>
          </table:table-cell>
          <table:table-cell office:value-type="string" table:style-name="ce3">
            <text:p>취업시연령</text:p>
          </table:table-cell>
          <table:table-cell office:value-type="string" table:style-name="ce3">
            <text:p>군복무기간</text:p>
          </table:table-cell>
          <table:table-cell office:value-type="string" table:style-name="ce3">
            <text:p>적용 연령</text:p>
          </table:table-cell>
          <table:table-cell office:value-type="string" table:style-name="ce3">
            <text:p>대상여부</text:p>
          </table:table-cell>
          <table:table-cell office:value-type="string" table:style-name="ce5">
            <text:p>비고</text:p>
          </table:table-cell>
          <table:table-cell table:number-columns-repeated="16372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formula="of:=DATE(LEFT([.C4];2);MID([.C4];3;2);MID([.C4];5;2))" table:style-name="ce7">
            <text:p>#VALUE!</text:p>
          </table:table-cell>
          <table:table-cell table:style-name="ce8"/>
          <table:table-cell table:number-columns-repeated="2" table:style-name="ce9"/>
          <table:table-cell office:value-type="float" office:value="0" table:formula="of:=DATEDIF([.D4];[.E4];&quot;Y&quot;)&amp;&quot;년 &quot;&amp;DATEDIF([.D4];[.E4];&quot;YM&quot;)&amp;&quot;개월 &quot;&amp;DATEDIF([.D4];[.E4];&quot;MD&quot;)+1&amp;&quot;일&quot;" table:style-name="ce10">
            <text:p>#VALUE!</text:p>
          </table:table-cell>
          <table:table-cell office:value-type="string" office:string-value="0년 0개월 1일" table:formula="of:=DATEDIF([.F4];[.G4];&quot;Y&quot;)&amp;&quot;년 &quot;&amp;DATEDIF([.F4];[.G4];&quot;YM&quot;)&amp;&quot;개월 &quot;&amp;DATEDIF([.F4];[.G4];&quot;MD&quot;)+1&amp;&quot;일&quot;" table:style-name="ce11">
            <text:p>0년 0개월 1일</text:p>
          </table:table-cell>
          <table:table-cell office:value-type="float" office:value="0" table:formula="of:=IF([.F4]=&quot;&quot;;[.H4];IF(AND(DATEDIF([.D4];[.F4];&quot;YM&quot;)+DATEDIF([.G4];[.E4];&quot;YM&quot;)&gt;=12;(DATEDIF([.D4];[.F4];&quot;MD&quot;)+DATEDIF([.G4];[.E4];&quot;MD&quot;)&gt;=30));(DATEDIF([.D4];[.F4];&quot;Y&quot;)+DATEDIF([.G4];[.E4];&quot;Y&quot;)+1)&amp;&quot;년 &quot;&amp;((DATEDIF([.D4];[.F4];&quot;YM&quot;)+DATEDIF([.G4];[.E4];&quot;YM&quot;)-10))&amp;&quot;개월 &quot;&amp;(DATEDIF([.D4];[.F4];&quot;MD&quot;)+DATEDIF([.G4];[.E4];&quot;MD&quot;)-29)&amp;&quot;일&quot;;IF(AND(DATEDIF([.D4];[.F4];&quot;YM&quot;)+DATEDIF([.G4];[.E4];&quot;YM&quot;)&lt;12;(DATEDIF([.D4];[.F4];&quot;MD&quot;)+DATEDIF([.G4];[.E4];&quot;MD&quot;)&gt;=30));(DATEDIF([.D4];[.F4];&quot;Y&quot;)+DATEDIF([.G4];[.E4];&quot;Y&quot;))&amp;&quot;년 &quot;&amp;((DATEDIF([.D4];[.F4];&quot;YM&quot;)+DATEDIF([.G4];[.E4];&quot;YM&quot;)+1))&amp;&quot;개월 &quot;&amp;(DATEDIF([.D4];[.F4];&quot;MD&quot;)+DATEDIF([.G4];[.E4];&quot;MD&quot;)-29)&amp;&quot;일&quot;;IF(AND(DATEDIF([.D4];[.F4];&quot;YM&quot;)+DATEDIF([.G4];[.E4];&quot;YM&quot;)&gt;=12;(DATEDIF([.D4];[.F4];&quot;MD&quot;)+DATEDIF([.G4];[.E4];&quot;MD&quot;)&lt;30));(DATEDIF([.D4];[.F4];&quot;Y&quot;)+DATEDIF([.G4];[.E4];&quot;Y&quot;)+1)&amp;&quot;년 &quot;&amp;((DATEDIF([.D4];[.F4];&quot;YM&quot;)+DATEDIF([.G4];[.E4];&quot;YM&quot;)-11))&amp;&quot;개월 &quot;&amp;(DATEDIF([.D4];[.F4];&quot;MD&quot;)+DATEDIF([.G4];[.E4];&quot;MD&quot;))&amp;&quot;일&quot;;(DATEDIF([.D4];[.F4];&quot;Y&quot;)+DATEDIF([.G4];[.E4];&quot;Y&quot;))&amp;&quot;년 &quot;&amp;(DATEDIF([.D4];[.F4];&quot;YM&quot;)+DATEDIF([.G4];[.E4];&quot;YM&quot;))&amp;&quot;개월 &quot;&amp;(DATEDIF([.D4];[.F4];&quot;MD&quot;)+DATEDIF([.G4];[.E4];&quot;MD&quot;))&amp;&quot;일&quot;))))" table:style-name="ce12">
            <text:p>#VALUE!</text:p>
          </table:table-cell>
          <table:table-cell office:value-type="float" office:value="0" table:formula="of:=IF(VALUE(LEFT([.J4];2))&lt;35;&quot;Y&quot;;&quot;N&quot;)" table:style-name="ce13">
            <text:p>#VALUE!</text:p>
          </table:table-cell>
          <table:table-cell table:style-name="ce14"/>
          <table:table-cell table:style-name="ce15"/>
          <table:table-cell table:style-name="ce16"/>
          <table:table-cell office:value-type="string" table:style-name="ce17">
            <text:p>자동 계산</text:p>
          </table:table-cell>
          <table:table-cell table:number-columns-repeated="16369" table:style-name="ce15"/>
        </table:table-row>
        <table:table-row table:style-name="ro4">
          <table:table-cell office:value-type="float" office:value="2" table:style-name="ce6">
            <text:p>2</text:p>
          </table:table-cell>
          <table:table-cell table:style-name="ce6"/>
          <table:table-cell table:style-name="ce18"/>
          <table:table-cell office:value-type="float" office:value="0" table:formula="of:=DATE(LEFT([.C5];2);MID([.C5];3;2);MID([.C5];5;2))" table:style-name="ce19">
            <text:p>#VALUE!</text:p>
          </table:table-cell>
          <table:table-cell table:style-name="ce20"/>
          <table:table-cell table:number-columns-repeated="2" table:style-name="ce21"/>
          <table:table-cell office:value-type="float" office:value="0" table:formula="of:=DATEDIF([.D5];[.E5];&quot;Y&quot;)&amp;&quot;년 &quot;&amp;DATEDIF([.D5];[.E5];&quot;YM&quot;)&amp;&quot;개월 &quot;&amp;DATEDIF([.D5];[.E5];&quot;MD&quot;)+1&amp;&quot;일&quot;" table:style-name="ce11">
            <text:p>#VALUE!</text:p>
          </table:table-cell>
          <table:table-cell office:value-type="string" office:string-value="0년 0개월 1일" table:formula="of:=DATEDIF([.F5];[.G5];&quot;Y&quot;)&amp;&quot;년 &quot;&amp;DATEDIF([.F5];[.G5];&quot;YM&quot;)&amp;&quot;개월 &quot;&amp;DATEDIF([.F5];[.G5];&quot;MD&quot;)+1&amp;&quot;일&quot;" table:style-name="ce11">
            <text:p>0년 0개월 1일</text:p>
          </table:table-cell>
          <table:table-cell office:value-type="float" office:value="0" table:formula="of:=IF([.F5]=&quot;&quot;;[.H5];IF(AND(DATEDIF([.D5];[.F5];&quot;YM&quot;)+DATEDIF([.G5];[.E5];&quot;YM&quot;)&gt;=12;(DATEDIF([.D5];[.F5];&quot;MD&quot;)+DATEDIF([.G5];[.E5];&quot;MD&quot;)&gt;=30));(DATEDIF([.D5];[.F5];&quot;Y&quot;)+DATEDIF([.G5];[.E5];&quot;Y&quot;)+1)&amp;&quot;년 &quot;&amp;((DATEDIF([.D5];[.F5];&quot;YM&quot;)+DATEDIF([.G5];[.E5];&quot;YM&quot;)-10))&amp;&quot;개월 &quot;&amp;(DATEDIF([.D5];[.F5];&quot;MD&quot;)+DATEDIF([.G5];[.E5];&quot;MD&quot;)-29)&amp;&quot;일&quot;;IF(AND(DATEDIF([.D5];[.F5];&quot;YM&quot;)+DATEDIF([.G5];[.E5];&quot;YM&quot;)&lt;12;(DATEDIF([.D5];[.F5];&quot;MD&quot;)+DATEDIF([.G5];[.E5];&quot;MD&quot;)&gt;=30));(DATEDIF([.D5];[.F5];&quot;Y&quot;)+DATEDIF([.G5];[.E5];&quot;Y&quot;))&amp;&quot;년 &quot;&amp;((DATEDIF([.D5];[.F5];&quot;YM&quot;)+DATEDIF([.G5];[.E5];&quot;YM&quot;)+1))&amp;&quot;개월 &quot;&amp;(DATEDIF([.D5];[.F5];&quot;MD&quot;)+DATEDIF([.G5];[.E5];&quot;MD&quot;)-29)&amp;&quot;일&quot;;IF(AND(DATEDIF([.D5];[.F5];&quot;YM&quot;)+DATEDIF([.G5];[.E5];&quot;YM&quot;)&gt;=12;(DATEDIF([.D5];[.F5];&quot;MD&quot;)+DATEDIF([.G5];[.E5];&quot;MD&quot;)&lt;30));(DATEDIF([.D5];[.F5];&quot;Y&quot;)+DATEDIF([.G5];[.E5];&quot;Y&quot;)+1)&amp;&quot;년 &quot;&amp;((DATEDIF([.D5];[.F5];&quot;YM&quot;)+DATEDIF([.G5];[.E5];&quot;YM&quot;)-11))&amp;&quot;개월 &quot;&amp;(DATEDIF([.D5];[.F5];&quot;MD&quot;)+DATEDIF([.G5];[.E5];&quot;MD&quot;))&amp;&quot;일&quot;;(DATEDIF([.D5];[.F5];&quot;Y&quot;)+DATEDIF([.G5];[.E5];&quot;Y&quot;))&amp;&quot;년 &quot;&amp;(DATEDIF([.D5];[.F5];&quot;YM&quot;)+DATEDIF([.G5];[.E5];&quot;YM&quot;))&amp;&quot;개월 &quot;&amp;(DATEDIF([.D5];[.F5];&quot;MD&quot;)+DATEDIF([.G5];[.E5];&quot;MD&quot;))&amp;&quot;일&quot;))))" table:style-name="ce22">
            <text:p>#VALUE!</text:p>
          </table:table-cell>
          <table:table-cell office:value-type="float" office:value="0" table:formula="of:=IF(VALUE(LEFT([.J5];2))&lt;35;&quot;Y&quot;;&quot;N&quot;)" table:style-name="ce13">
            <text:p>#VALUE!</text:p>
          </table:table-cell>
          <table:table-cell table:style-name="ce23"/>
          <table:table-cell table:style-name="ce15"/>
          <table:table-cell table:style-name="ce24"/>
          <table:table-cell office:value-type="string" table:style-name="ce17">
            <text:p>입력란</text:p>
          </table:table-cell>
          <table:table-cell table:number-columns-repeated="16369" table:style-name="ce15"/>
        </table:table-row>
        <table:table-row table:style-name="ro4">
          <table:table-cell table:number-columns-repeated="2" table:style-name="ce6"/>
          <table:table-cell table:style-name="ce18"/>
          <table:table-cell office:value-type="float" office:value="0" table:formula="of:=DATE(LEFT([.C6];2);MID([.C6];3;2);MID([.C6];5;2))" table:style-name="ce19">
            <text:p>#VALUE!</text:p>
          </table:table-cell>
          <table:table-cell table:style-name="ce20"/>
          <table:table-cell table:number-columns-repeated="2" table:style-name="ce21"/>
          <table:table-cell office:value-type="float" office:value="0" table:formula="of:=DATEDIF([.D6];[.E6];&quot;Y&quot;)&amp;&quot;년 &quot;&amp;DATEDIF([.D6];[.E6];&quot;YM&quot;)&amp;&quot;개월 &quot;&amp;DATEDIF([.D6];[.E6];&quot;MD&quot;)+1&amp;&quot;일&quot;" table:style-name="ce11">
            <text:p>#VALUE!</text:p>
          </table:table-cell>
          <table:table-cell office:value-type="string" office:string-value="0년 0개월 1일" table:formula="of:=DATEDIF([.F6];[.G6];&quot;Y&quot;)&amp;&quot;년 &quot;&amp;DATEDIF([.F6];[.G6];&quot;YM&quot;)&amp;&quot;개월 &quot;&amp;DATEDIF([.F6];[.G6];&quot;MD&quot;)+1&amp;&quot;일&quot;" table:style-name="ce11">
            <text:p>0년 0개월 1일</text:p>
          </table:table-cell>
          <table:table-cell office:value-type="float" office:value="0" table:formula="of:=IF([.F6]=&quot;&quot;;[.H6];IF(AND(DATEDIF([.D6];[.F6];&quot;YM&quot;)+DATEDIF([.G6];[.E6];&quot;YM&quot;)&gt;=12;(DATEDIF([.D6];[.F6];&quot;MD&quot;)+DATEDIF([.G6];[.E6];&quot;MD&quot;)&gt;=30));(DATEDIF([.D6];[.F6];&quot;Y&quot;)+DATEDIF([.G6];[.E6];&quot;Y&quot;)+1)&amp;&quot;년 &quot;&amp;((DATEDIF([.D6];[.F6];&quot;YM&quot;)+DATEDIF([.G6];[.E6];&quot;YM&quot;)-10))&amp;&quot;개월 &quot;&amp;(DATEDIF([.D6];[.F6];&quot;MD&quot;)+DATEDIF([.G6];[.E6];&quot;MD&quot;)-29)&amp;&quot;일&quot;;IF(AND(DATEDIF([.D6];[.F6];&quot;YM&quot;)+DATEDIF([.G6];[.E6];&quot;YM&quot;)&lt;12;(DATEDIF([.D6];[.F6];&quot;MD&quot;)+DATEDIF([.G6];[.E6];&quot;MD&quot;)&gt;=30));(DATEDIF([.D6];[.F6];&quot;Y&quot;)+DATEDIF([.G6];[.E6];&quot;Y&quot;))&amp;&quot;년 &quot;&amp;((DATEDIF([.D6];[.F6];&quot;YM&quot;)+DATEDIF([.G6];[.E6];&quot;YM&quot;)+1))&amp;&quot;개월 &quot;&amp;(DATEDIF([.D6];[.F6];&quot;MD&quot;)+DATEDIF([.G6];[.E6];&quot;MD&quot;)-29)&amp;&quot;일&quot;;IF(AND(DATEDIF([.D6];[.F6];&quot;YM&quot;)+DATEDIF([.G6];[.E6];&quot;YM&quot;)&gt;=12;(DATEDIF([.D6];[.F6];&quot;MD&quot;)+DATEDIF([.G6];[.E6];&quot;MD&quot;)&lt;30));(DATEDIF([.D6];[.F6];&quot;Y&quot;)+DATEDIF([.G6];[.E6];&quot;Y&quot;)+1)&amp;&quot;년 &quot;&amp;((DATEDIF([.D6];[.F6];&quot;YM&quot;)+DATEDIF([.G6];[.E6];&quot;YM&quot;)-11))&amp;&quot;개월 &quot;&amp;(DATEDIF([.D6];[.F6];&quot;MD&quot;)+DATEDIF([.G6];[.E6];&quot;MD&quot;))&amp;&quot;일&quot;;(DATEDIF([.D6];[.F6];&quot;Y&quot;)+DATEDIF([.G6];[.E6];&quot;Y&quot;))&amp;&quot;년 &quot;&amp;(DATEDIF([.D6];[.F6];&quot;YM&quot;)+DATEDIF([.G6];[.E6];&quot;YM&quot;))&amp;&quot;개월 &quot;&amp;(DATEDIF([.D6];[.F6];&quot;MD&quot;)+DATEDIF([.G6];[.E6];&quot;MD&quot;))&amp;&quot;일&quot;))))" table:style-name="ce22">
            <text:p>#VALUE!</text:p>
          </table:table-cell>
          <table:table-cell office:value-type="float" office:value="0" table:formula="of:=IF(VALUE(LEFT([.J6];2))&lt;35;&quot;Y&quot;;&quot;N&quot;)" table:style-name="ce25">
            <text:p>#VALUE!</text:p>
          </table:table-cell>
          <table:table-cell table:style-name="ce23"/>
          <table:table-cell table:number-columns-repeated="16372" table:style-name="ce15"/>
        </table:table-row>
        <table:table-row table:number-rows-repeated="1048570" table:style-name="ro1">
          <table:table-cell table:number-columns-repeated="16384"/>
        </table:table-row>
        <table:named-expressions>
          <table:named-range table:name="Print_Area" table:cell-range-address="2018년_중소기업취업청년소득세감면_대상자_확인.$A$1:2018년_중소기업취업청년소득세감면_대상자_확인.$O$6" table:base-cell-address="2018년_중소기업취업청년소득세감면_대상자_확인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  <style:font-face style:name="굴림체" svg:font-family="굴림체"/>
    <style:font-face style:name="Arial" svg:font-family="Arial"/>
    <style:font-face style:name="나눔고딕" svg:font-family="나눔고딕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year number:style="long"/>
      <number:text>-</number:text>
      <number:month number:style="long"/>
      <number:text>-</number:text>
      <number:day number:style="long"/>
    </number:dat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date-style style:name="N48P0">
      <number:year/>
      <number:text>年 </number:text>
      <number:month/>
      <number:text>月 </number:text>
      <number:day/>
      <number:text>日</number:text>
    </number:dat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9P0"/>
    </number:number-style>
    <style:style style:name="_48177__48516__50984__32_2" style:display-name="백분율 2" style:family="table-cell" style:data-style-name="N13"/>
    <style:style style:name="_49788__54364__32__91_0_93__32_2" style:display-name="쉼표 [0] 2" style:family="table-cell" style:data-style-name="N33"/>
    <style:style style:name="_49788__54364__32__91_0_93__32_2_32_3" style:display-name="쉼표 [0] 2 3" style:family="table-cell" style:data-style-name="N33"/>
    <style:style style:name="_49788__54364__32__91_0_93__32_3" style:display-name="쉼표 [0] 3" style:family="table-cell" style:data-style-name="N33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/>
    </style:style>
    <style:style style:name="_54364__51456__32_2_32_2" style:display-name="표준 2 2" style:family="table-cell" style:data-style-name="N0">
      <style:table-cell-properties style:vertical-align="automatic" fo:background-color="transparent"/>
      <style:text-properties fo:color="#000000" style:font-name="굴림체" style:font-name-asian="굴림체" style:font-name-complex="굴림체" fo:font-size="9pt" style:font-size-asian="9pt" style:font-size-complex="9pt"/>
    </style:style>
    <style:style style:name="_54364__51456__32_2_32_4" style:display-name="표준 2 4" style:family="table-cell" style:data-style-name="N0">
      <style:table-cell-properties style:vertical-align="automatic" fo:background-color="transparent"/>
      <style:text-properties fo:color="#000000" style:font-name="굴림체" style:font-name-asian="굴림체" style:font-name-complex="굴림체" fo:font-size="9pt" style:font-size-asian="9pt" style:font-size-complex="9pt"/>
    </style:style>
    <style:style style:name="_54364__51456__32_3" style:display-name="표준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_54364__51456__32_4_32_2" style:display-name="표준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_54364__51456__32_5_32_2" style:display-name="표준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6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user</meta:initial-creator>
    <dc:creator>sun</dc:creator>
    <meta:creation-date>2014-05-19T09:18:32Z</meta:creation-date>
    <dc:date>2019-07-08T08:43:46Z</dc:date>
    <meta:print-date>2018-10-04T00:38:26Z</meta:print-date>
  </office:meta>
</office:document-meta>
</file>